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ff3d" officeooo:paragraph-rsid="0018ff3d"/>
    </style:style>
    <style:style style:name="P2" style:family="paragraph" style:parent-style-name="Standard">
      <style:paragraph-properties fo:text-align="start" style:justify-single-word="false"/>
      <style:text-properties officeooo:rsid="0018ff3d" officeooo:paragraph-rsid="0018ff3d"/>
    </style:style>
    <style:style style:name="T1" style:family="text">
      <style:text-properties officeooo:rsid="001a9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“Каша из топора”.</text:p>
      <text:p text:style-name="P2">Исполнитель: Солдат</text:p>
      <text:p text:style-name="P2">Результат: Каша из Топора</text:p>
      <text:p text:style-name="P2"/>
      <text:p text:style-name="P2"/>
      <text:p text:style-name="P1"/>
      <text:p text:style-name="P1">Линейный алгоритм</text:p>
      <text:p text:style-name="P1"/>
      <text:p text:style-name="P2">Линейный алгоритм это последовательность определенных действий. Солдат (исполнитель) выполняет последовательные действия в процессе приготовления каши. Ему даны ингредиенты и инструменты (котел). Результатом будет являться готовая каша.</text:p>
      <text:p text:style-name="P2"/>
      <text:p text:style-name="P2">1. Начало</text:p>
      <text:p text:style-name="P2">2. Взять топор</text:p>
      <text:p text:style-name="P2">3. Вымыть топор</text:p>
      <text:p text:style-name="P2">4. Опустить в котёл</text:p>
      <text:p text:style-name="P2">5. Налить воды в котел</text:p>
      <text:p text:style-name="P2">6. Поставить котел на огонь</text:p>
      <text:p text:style-name="P2">7. Попросить у старухи соль</text:p>
      <text:p text:style-name="P2">8. Добавить соль в котле</text:p>
      <text:p text:style-name="P2">9. Попросить у старухи крупу</text:p>
      <text:p text:style-name="P2">10. Добавить крупу в котел</text:p>
      <text:p text:style-name="P2">11. Попросить у старухи масло</text:p>
      <text:p text:style-name="P2">12. Добавить масло в котел</text:p>
      <text:p text:style-name="P2">13. Взять хлеб</text:p>
      <text:p text:style-name="P2">14. Съест</text:p>
      <text:p text:style-name="P1"><text:s text:c="2"/></text:p>
      <text:p text:style-name="P1">Условный алгоритм.</text:p>
      <text:p text:style-name="P2">Условный алгоритм позволяет организовать выполнение альтернативных действий. В случае пригтовления каши из топора при отсутствии каких-либо необходимых для приготовления элементов, можно определить альтернативный путь действий (заменить ингредиент на другой, либ<text:span text:style-name="T1">о</text:span> полностью завершить выполнение.)</text:p>
      <text:p text:style-name="P2"/>
      <text:p text:style-name="P1">Циклический алгоритм.</text:p>
      <text:p text:style-name="P1"/>
      <text:p text:style-name="P1">Рекурсивный алгоритм.</text:p>
      <text:p text:style-name="P1"/>
      <text:p text:style-name="P1"><text:s/>Эвристический алгоритм.</text:p>
      <text:p text:style-name="P1"/>
      <text:p text:style-name="P2">Для построения эвристики солдат анализирует дом старухи, чтобы понять действительно ли у старухи ничего нет, чтобы его накормить. Солдат делает предположение, что в доме хозяйки есть припасы, из которых можно сварить кашу. Топор в котле не влияет на результат решения задачи, поэтому солдат так же предположил, что старуха предоставит ему нужные ингредиенты для каши, если она поверит, что из топора можно сварить кашу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em Pichugin</meta:initial-creator>
    <meta:creation-date>2023-10-08T17:59:29.187345633</meta:creation-date>
    <dc:date>2023-10-11T01:33:15.337077038</dc:date>
    <dc:creator>Artem Pichugin</dc:creator>
    <meta:editing-duration>PT6H48M42S</meta:editing-duration>
    <meta:editing-cycles>2</meta:editing-cycles>
    <meta:generator>LibreOffice/7.5.7.1$Linux_X86_64 LibreOffice_project/50$Build-1</meta:generator>
    <meta:document-statistic meta:table-count="0" meta:image-count="0" meta:object-count="0" meta:page-count="1" meta:paragraph-count="26" meta:word-count="199" meta:character-count="1413" meta:non-whitespace-character-count="1235"/>
  </office:meta>
</office:document-meta>
</file>